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list-style-name="L2">
      <style:paragraph-properties fo:text-align="justify" style:justify-single-word="false"/>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LUSIONES</text:p>
      <text:p text:style-name="P1"/>
      <text:list xml:id="list1349806811" text:style-name="L2">
        <text:list-item>
          <text:p text:style-name="P2">Los tiempos de ejecución siempre son mejores en memoria compartida con respecto a los otros tres algoritmos.</text:p>
        </text:list-item>
        <text:list-item>
          <text:p text:style-name="P2">En las gráficas se puede observar que se obtiene una mejor aceleración en el algoritmo con memoria compartida que en el algoritmo con memoria constante, sin embargo esta diferencia es mínima en los datos obtenidos. <text:s/></text:p>
        </text:list-item>
        <text:list-item>
          <text:p text:style-name="P2">La aceleración por medio de memoria constante no es una forma óptima de hacer paralelización.</text:p>
        </text:list-item>
        <text:list-item>
          <text:p text:style-name="P2">A pesar que la imagen 6 tiene mas resolución 5226x4222 que la imagen 5 4928x3264, el tiempo de ejecución de todos los algoritmos es mayor en la imagen 5 que en la imagen 6. Se puede observar un pico en las gráficas.</text:p>
        </text:list-item>
        <text:list-item>
          <text:p text:style-name="P2">En el algoritmo con memoria compartida se debe tener en cuenta los bordes de los tiles para que la mascara se aplique adecuadamente, de lo contrario la imagen resultado contendrá una malla de cuadros con lineas blancas sobre la imagen esperada. Esto se debe a que no se están procesando algunos datos necesarios que se encuentran en diferentes bloqu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tp </meta:initial-creator>
    <meta:creation-date>2015-04-22T10:48:40</meta:creation-date>
    <dc:date>2015-04-22T11:20:34</dc:date>
    <dc:creator>utp </dc:creator>
    <meta:editing-duration>PT30M48S</meta:editing-duration>
    <meta:editing-cycles>5</meta:editing-cycles>
    <meta:generator>LibreOffice/3.5$Linux_X86_64 LibreOffice_project/350m1$Build-2</meta:generator>
    <meta:document-statistic meta:table-count="0" meta:image-count="0" meta:object-count="0" meta:page-count="1" meta:paragraph-count="6" meta:word-count="174" meta:character-count="1001" meta:non-whitespace-character-count="836"/>
  </office:meta>
</office:document-meta>
</file>